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157.69pt"/>
    </style:style>
    <style:style style:name="co3" style:family="table-column">
      <style:table-column-properties fo:break-before="auto" style:column-width="147.66pt"/>
    </style:style>
    <style:style style:name="co4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128.3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t-results" table:style-name="ta1">
        <table:shapes>
          <draw:frame draw:z-index="0" draw:style-name="gr1" draw:text-style-name="P1" svg:width="453.32pt" svg:height="255.26pt" svg:x="216.14pt" svg:y="400.56pt">
            <draw:object draw:notify-on-update-of-ranges="'set-results'.A1:'set-results'.A1 'set-results'.A2:'set-results'.A30 'set-results'.B1:'set-results'.B1 'set-results'.B2:'set-results'.B30 'set-results'.C1:'set-results'.C1 'set-results'.C2:'set-results'.C30 'set-results'.D1:'set-results'.D1 'set-results'.D2:'set-results'.D30 'set-results'.E1:'set-results'.E1 'set-results'.E2:'set-results'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[512 buckets]Michael hash-table"</text:p>
          </table:table-cell>
          <table:table-cell office:value-type="string" calcext:value-type="string">
            <text:p>std::unordered_set with mutex"</text:p>
          </table:table-cell>
          <table:table-cell office:value-type="string" calcext:value-type="string">
            <text:p>std::unordered_set with spin-lock"</text:p>
          </table:table-cell>
          <table:table-cell office:value-type="string" calcext:value-type="string">
            <text:p>tbb::concurent_hash_map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97470" calcext:value-type="float">
            <text:p>6397470</text:p>
          </table:table-cell>
          <table:table-cell office:value-type="float" office:value="5535520" calcext:value-type="float">
            <text:p>5535520</text:p>
          </table:table-cell>
          <table:table-cell office:value-type="float" office:value="6204400" calcext:value-type="float">
            <text:p>6204400</text:p>
          </table:table-cell>
          <table:table-cell office:value-type="float" office:value="4792820" calcext:value-type="float">
            <text:p>47928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09450" calcext:value-type="float">
            <text:p>1709450</text:p>
          </table:table-cell>
          <table:table-cell office:value-type="float" office:value="1699090" calcext:value-type="float">
            <text:p>1699090</text:p>
          </table:table-cell>
          <table:table-cell office:value-type="float" office:value="5204830" calcext:value-type="float">
            <text:p>5204830</text:p>
          </table:table-cell>
          <table:table-cell office:value-type="float" office:value="1450920" calcext:value-type="float">
            <text:p>14509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76570" calcext:value-type="float">
            <text:p>1576570</text:p>
          </table:table-cell>
          <table:table-cell office:value-type="float" office:value="1523560" calcext:value-type="float">
            <text:p>1523560</text:p>
          </table:table-cell>
          <table:table-cell office:value-type="float" office:value="4733030" calcext:value-type="float">
            <text:p>4733030</text:p>
          </table:table-cell>
          <table:table-cell office:value-type="float" office:value="1490960" calcext:value-type="float">
            <text:p>14909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6760" calcext:value-type="float">
            <text:p>1326760</text:p>
          </table:table-cell>
          <table:table-cell office:value-type="float" office:value="1391420" calcext:value-type="float">
            <text:p>1391420</text:p>
          </table:table-cell>
          <table:table-cell office:value-type="float" office:value="4647880" calcext:value-type="float">
            <text:p>4647880</text:p>
          </table:table-cell>
          <table:table-cell office:value-type="float" office:value="1223600" calcext:value-type="float">
            <text:p>12236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1730" calcext:value-type="float">
            <text:p>1371730</text:p>
          </table:table-cell>
          <table:table-cell office:value-type="float" office:value="1462430" calcext:value-type="float">
            <text:p>1462430</text:p>
          </table:table-cell>
          <table:table-cell office:value-type="float" office:value="4587590" calcext:value-type="float">
            <text:p>4587590</text:p>
          </table:table-cell>
          <table:table-cell office:value-type="float" office:value="1381120" calcext:value-type="float">
            <text:p>1381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8590" calcext:value-type="float">
            <text:p>1418590</text:p>
          </table:table-cell>
          <table:table-cell office:value-type="float" office:value="2312630" calcext:value-type="float">
            <text:p>2312630</text:p>
          </table:table-cell>
          <table:table-cell office:value-type="float" office:value="4526400" calcext:value-type="float">
            <text:p>4526400</text:p>
          </table:table-cell>
          <table:table-cell office:value-type="float" office:value="1626010" calcext:value-type="float">
            <text:p>16260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53210" calcext:value-type="float">
            <text:p>1553210</text:p>
          </table:table-cell>
          <table:table-cell office:value-type="float" office:value="1714510" calcext:value-type="float">
            <text:p>1714510</text:p>
          </table:table-cell>
          <table:table-cell office:value-type="float" office:value="4429280" calcext:value-type="float">
            <text:p>4429280</text:p>
          </table:table-cell>
          <table:table-cell office:value-type="float" office:value="1168120" calcext:value-type="float">
            <text:p>1168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63010" calcext:value-type="float">
            <text:p>2163010</text:p>
          </table:table-cell>
          <table:table-cell office:value-type="float" office:value="2100370" calcext:value-type="float">
            <text:p>2100370</text:p>
          </table:table-cell>
          <table:table-cell office:value-type="float" office:value="4331580" calcext:value-type="float">
            <text:p>4331580</text:p>
          </table:table-cell>
          <table:table-cell office:value-type="float" office:value="1396230" calcext:value-type="float">
            <text:p>13962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35080" calcext:value-type="float">
            <text:p>2435080</text:p>
          </table:table-cell>
          <table:table-cell office:value-type="float" office:value="2358330" calcext:value-type="float">
            <text:p>2358330</text:p>
          </table:table-cell>
          <table:table-cell office:value-type="float" office:value="4288160" calcext:value-type="float">
            <text:p>4288160</text:p>
          </table:table-cell>
          <table:table-cell office:value-type="float" office:value="1472780" calcext:value-type="float">
            <text:p>14727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87260" calcext:value-type="float">
            <text:p>2787260</text:p>
          </table:table-cell>
          <table:table-cell office:value-type="float" office:value="2517260" calcext:value-type="float">
            <text:p>2517260</text:p>
          </table:table-cell>
          <table:table-cell office:value-type="float" office:value="4121260" calcext:value-type="float">
            <text:p>4121260</text:p>
          </table:table-cell>
          <table:table-cell office:value-type="float" office:value="2147380" calcext:value-type="float">
            <text:p>21473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65710" calcext:value-type="float">
            <text:p>2765710</text:p>
          </table:table-cell>
          <table:table-cell office:value-type="float" office:value="2699100" calcext:value-type="float">
            <text:p>2699100</text:p>
          </table:table-cell>
          <table:table-cell office:value-type="float" office:value="3954530" calcext:value-type="float">
            <text:p>3954530</text:p>
          </table:table-cell>
          <table:table-cell office:value-type="float" office:value="2303480" calcext:value-type="float">
            <text:p>23034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50010" calcext:value-type="float">
            <text:p>2550010</text:p>
          </table:table-cell>
          <table:table-cell office:value-type="float" office:value="2638770" calcext:value-type="float">
            <text:p>2638770</text:p>
          </table:table-cell>
          <table:table-cell office:value-type="float" office:value="3858130" calcext:value-type="float">
            <text:p>3858130</text:p>
          </table:table-cell>
          <table:table-cell office:value-type="float" office:value="2428410" calcext:value-type="float">
            <text:p>24284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13990" calcext:value-type="float">
            <text:p>2713990</text:p>
          </table:table-cell>
          <table:table-cell office:value-type="float" office:value="2627540" calcext:value-type="float">
            <text:p>2627540</text:p>
          </table:table-cell>
          <table:table-cell office:value-type="float" office:value="3654420" calcext:value-type="float">
            <text:p>3654420</text:p>
          </table:table-cell>
          <table:table-cell office:value-type="float" office:value="2266540" calcext:value-type="float">
            <text:p>22665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41640" calcext:value-type="float">
            <text:p>2741640</text:p>
          </table:table-cell>
          <table:table-cell office:value-type="float" office:value="2580660" calcext:value-type="float">
            <text:p>2580660</text:p>
          </table:table-cell>
          <table:table-cell office:value-type="float" office:value="3636910" calcext:value-type="float">
            <text:p>3636910</text:p>
          </table:table-cell>
          <table:table-cell office:value-type="float" office:value="2329340" calcext:value-type="float">
            <text:p>23293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86800" calcext:value-type="float">
            <text:p>2686800</text:p>
          </table:table-cell>
          <table:table-cell office:value-type="float" office:value="2613600" calcext:value-type="float">
            <text:p>2613600</text:p>
          </table:table-cell>
          <table:table-cell office:value-type="float" office:value="3682200" calcext:value-type="float">
            <text:p>3682200</text:p>
          </table:table-cell>
          <table:table-cell office:value-type="float" office:value="2419030" calcext:value-type="float">
            <text:p>24190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38720" calcext:value-type="float">
            <text:p>2638720</text:p>
          </table:table-cell>
          <table:table-cell office:value-type="float" office:value="2583690" calcext:value-type="float">
            <text:p>2583690</text:p>
          </table:table-cell>
          <table:table-cell office:value-type="float" office:value="3667260" calcext:value-type="float">
            <text:p>3667260</text:p>
          </table:table-cell>
          <table:table-cell office:value-type="float" office:value="2451670" calcext:value-type="float">
            <text:p>24516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24530" calcext:value-type="float">
            <text:p>2724530</text:p>
          </table:table-cell>
          <table:table-cell office:value-type="float" office:value="2532580" calcext:value-type="float">
            <text:p>2532580</text:p>
          </table:table-cell>
          <table:table-cell office:value-type="float" office:value="3584540" calcext:value-type="float">
            <text:p>3584540</text:p>
          </table:table-cell>
          <table:table-cell office:value-type="float" office:value="2245690" calcext:value-type="float">
            <text:p>22456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79460" calcext:value-type="float">
            <text:p>2679460</text:p>
          </table:table-cell>
          <table:table-cell office:value-type="float" office:value="2588510" calcext:value-type="float">
            <text:p>2588510</text:p>
          </table:table-cell>
          <table:table-cell office:value-type="float" office:value="3467630" calcext:value-type="float">
            <text:p>3467630</text:p>
          </table:table-cell>
          <table:table-cell office:value-type="float" office:value="2261760" calcext:value-type="float">
            <text:p>22617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27510" calcext:value-type="float">
            <text:p>2627510</text:p>
          </table:table-cell>
          <table:table-cell office:value-type="float" office:value="2544940" calcext:value-type="float">
            <text:p>2544940</text:p>
          </table:table-cell>
          <table:table-cell office:value-type="float" office:value="3297730" calcext:value-type="float">
            <text:p>3297730</text:p>
          </table:table-cell>
          <table:table-cell office:value-type="float" office:value="2354630" calcext:value-type="float">
            <text:p>23546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03240" calcext:value-type="float">
            <text:p>2603240</text:p>
          </table:table-cell>
          <table:table-cell office:value-type="float" office:value="2560030" calcext:value-type="float">
            <text:p>2560030</text:p>
          </table:table-cell>
          <table:table-cell office:value-type="float" office:value="3188960" calcext:value-type="float">
            <text:p>3188960</text:p>
          </table:table-cell>
          <table:table-cell office:value-type="float" office:value="2219990" calcext:value-type="float">
            <text:p>22199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33240" calcext:value-type="float">
            <text:p>2633240</text:p>
          </table:table-cell>
          <table:table-cell office:value-type="float" office:value="2498470" calcext:value-type="float">
            <text:p>2498470</text:p>
          </table:table-cell>
          <table:table-cell office:value-type="float" office:value="3026680" calcext:value-type="float">
            <text:p>3026680</text:p>
          </table:table-cell>
          <table:table-cell office:value-type="float" office:value="2325070" calcext:value-type="float">
            <text:p>23250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81990" calcext:value-type="float">
            <text:p>2381990</text:p>
          </table:table-cell>
          <table:table-cell office:value-type="float" office:value="2451440" calcext:value-type="float">
            <text:p>2451440</text:p>
          </table:table-cell>
          <table:table-cell office:value-type="float" office:value="2952150" calcext:value-type="float">
            <text:p>2952150</text:p>
          </table:table-cell>
          <table:table-cell office:value-type="float" office:value="2313250" calcext:value-type="float">
            <text:p>23132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22100" calcext:value-type="float">
            <text:p>2522100</text:p>
          </table:table-cell>
          <table:table-cell office:value-type="float" office:value="2478530" calcext:value-type="float">
            <text:p>2478530</text:p>
          </table:table-cell>
          <table:table-cell office:value-type="float" office:value="2972540" calcext:value-type="float">
            <text:p>2972540</text:p>
          </table:table-cell>
          <table:table-cell office:value-type="float" office:value="2261760" calcext:value-type="float">
            <text:p>22617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90550" calcext:value-type="float">
            <text:p>2490550</text:p>
          </table:table-cell>
          <table:table-cell office:value-type="float" office:value="2457170" calcext:value-type="float">
            <text:p>2457170</text:p>
          </table:table-cell>
          <table:table-cell office:value-type="float" office:value="2904810" calcext:value-type="float">
            <text:p>2904810</text:p>
          </table:table-cell>
          <table:table-cell office:value-type="float" office:value="2315350" calcext:value-type="float">
            <text:p>23153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75940" calcext:value-type="float">
            <text:p>2475940</text:p>
          </table:table-cell>
          <table:table-cell office:value-type="float" office:value="2438570" calcext:value-type="float">
            <text:p>2438570</text:p>
          </table:table-cell>
          <table:table-cell office:value-type="float" office:value="2847780" calcext:value-type="float">
            <text:p>2847780</text:p>
          </table:table-cell>
          <table:table-cell office:value-type="float" office:value="2050740" calcext:value-type="float">
            <text:p>20507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15220" calcext:value-type="float">
            <text:p>2415220</text:p>
          </table:table-cell>
          <table:table-cell office:value-type="float" office:value="2448860" calcext:value-type="float">
            <text:p>2448860</text:p>
          </table:table-cell>
          <table:table-cell office:value-type="float" office:value="2775750" calcext:value-type="float">
            <text:p>2775750</text:p>
          </table:table-cell>
          <table:table-cell office:value-type="float" office:value="1875600" calcext:value-type="float">
            <text:p>18756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52660" calcext:value-type="float">
            <text:p>2452660</text:p>
          </table:table-cell>
          <table:table-cell office:value-type="float" office:value="2413190" calcext:value-type="float">
            <text:p>2413190</text:p>
          </table:table-cell>
          <table:table-cell office:value-type="float" office:value="2694900" calcext:value-type="float">
            <text:p>2694900</text:p>
          </table:table-cell>
          <table:table-cell office:value-type="float" office:value="2219690" calcext:value-type="float">
            <text:p>221969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18480" calcext:value-type="float">
            <text:p>2418480</text:p>
          </table:table-cell>
          <table:table-cell office:value-type="float" office:value="2489460" calcext:value-type="float">
            <text:p>2489460</text:p>
          </table:table-cell>
          <table:table-cell office:value-type="float" office:value="2650480" calcext:value-type="float">
            <text:p>2650480</text:p>
          </table:table-cell>
          <table:table-cell office:value-type="float" office:value="2031790" calcext:value-type="float">
            <text:p>20317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01190" calcext:value-type="float">
            <text:p>2301190</text:p>
          </table:table-cell>
          <table:table-cell office:value-type="float" office:value="2475970" calcext:value-type="float">
            <text:p>2475970</text:p>
          </table:table-cell>
          <table:table-cell office:value-type="float" office:value="2593690" calcext:value-type="float">
            <text:p>2593690</text:p>
          </table:table-cell>
          <table:table-cell office:value-type="float" office:value="2148140" calcext:value-type="float">
            <text:p>2148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14:42:44.774704348</dc:date>
    <meta:editing-duration>PT1M</meta:editing-duration>
    <meta:editing-cycles>1</meta:editing-cycles>
    <meta:document-statistic meta:table-count="1" meta:cell-count="15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9.886cm" svg:y="2.811cm" style:legend-expansion="high" chart:style-name="ch2"/>
        <chart:plot-area chart:style-name="ch3" table:cell-range-address="'set-results'.A1:'set-results'.E30" chart:data-source-has-labels="row" svg:x="0.319cm" svg:y="0.18cm" svg:width="9.248cm" svg:height="8.646cm">
          <chartooo:coordinate-region svg:x="1.866cm" svg:y="0.379cm" svg:width="7.514cm" svg:height="7.4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t-results'.A2:'set-results'.A30" chart:label-cell-address="'set-results'.A1:'set-results'.A1" chart:class="chart:line">
            <chart:data-point chart:repeated="29"/>
          </chart:series>
          <chart:series chart:style-name="ch7" chart:values-cell-range-address="'set-results'.B2:'set-results'.B30" chart:label-cell-address="'set-results'.B1:'set-results'.B1" chart:class="chart:line">
            <chart:data-point chart:repeated="29"/>
          </chart:series>
          <chart:series chart:style-name="ch8" chart:values-cell-range-address="'set-results'.C2:'set-results'.C30" chart:label-cell-address="'set-results'.C1:'set-results'.C1" chart:class="chart:line">
            <chart:data-point chart:repeated="29"/>
          </chart:series>
          <chart:series chart:style-name="ch9" chart:values-cell-range-address="'set-results'.D2:'set-results'.D30" chart:label-cell-address="'set-results'.D1:'set-results'.D1" chart:class="chart:line">
            <chart:data-point chart:repeated="29"/>
          </chart:series>
          <chart:series chart:style-name="ch10" chart:values-cell-range-address="'set-results'.E2:'set-results'.E30" chart:label-cell-address="'set-results'.E1:'set-results'.E1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cnt</text:p>
                <draw:g>
                  <svg:desc>'set-results'.A1:'set-results'.A1</svg:desc>
                </draw:g>
              </table:table-cell>
              <table:table-cell office:value-type="string">
                <text:p>[512 buckets]Michael hash-table"</text:p>
                <draw:g>
                  <svg:desc>'set-results'.B1:'set-results'.B1</svg:desc>
                </draw:g>
              </table:table-cell>
              <table:table-cell office:value-type="string">
                <text:p>std::unordered_set with mutex"</text:p>
                <draw:g>
                  <svg:desc>'set-results'.C1:'set-results'.C1</svg:desc>
                </draw:g>
              </table:table-cell>
              <table:table-cell office:value-type="string">
                <text:p>std::unordered_set with spin-lock"</text:p>
                <draw:g>
                  <svg:desc>'set-results'.D1:'set-results'.D1</svg:desc>
                </draw:g>
              </table:table-cell>
              <table:table-cell office:value-type="string">
                <text:p>tbb::concurent_hash_map"</text:p>
                <draw:g>
                  <svg:desc>'set-results'.E1:'set-result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t-results'.A2:'set-results'.A30</svg:desc>
                </draw:g>
              </table:table-cell>
              <table:table-cell office:value-type="float" office:value="6397470">
                <text:p>6397470</text:p>
                <draw:g>
                  <svg:desc>'set-results'.B2:'set-results'.B30</svg:desc>
                </draw:g>
              </table:table-cell>
              <table:table-cell office:value-type="float" office:value="5535520">
                <text:p>5535520</text:p>
                <draw:g>
                  <svg:desc>'set-results'.C2:'set-results'.C30</svg:desc>
                </draw:g>
              </table:table-cell>
              <table:table-cell office:value-type="float" office:value="6204400">
                <text:p>6204400</text:p>
                <draw:g>
                  <svg:desc>'set-results'.D2:'set-results'.D30</svg:desc>
                </draw:g>
              </table:table-cell>
              <table:table-cell office:value-type="float" office:value="4792820">
                <text:p>4792820</text:p>
                <draw:g>
                  <svg:desc>'set-results'.E2:'set-results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09450">
                <text:p>1709450</text:p>
              </table:table-cell>
              <table:table-cell office:value-type="float" office:value="1699090">
                <text:p>1699090</text:p>
              </table:table-cell>
              <table:table-cell office:value-type="float" office:value="5204830">
                <text:p>5204830</text:p>
              </table:table-cell>
              <table:table-cell office:value-type="float" office:value="1450920">
                <text:p>1450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76570">
                <text:p>1576570</text:p>
              </table:table-cell>
              <table:table-cell office:value-type="float" office:value="1523560">
                <text:p>1523560</text:p>
              </table:table-cell>
              <table:table-cell office:value-type="float" office:value="4733030">
                <text:p>4733030</text:p>
              </table:table-cell>
              <table:table-cell office:value-type="float" office:value="1490960">
                <text:p>14909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26760">
                <text:p>1326760</text:p>
              </table:table-cell>
              <table:table-cell office:value-type="float" office:value="1391420">
                <text:p>1391420</text:p>
              </table:table-cell>
              <table:table-cell office:value-type="float" office:value="4647880">
                <text:p>4647880</text:p>
              </table:table-cell>
              <table:table-cell office:value-type="float" office:value="1223600">
                <text:p>1223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71730">
                <text:p>1371730</text:p>
              </table:table-cell>
              <table:table-cell office:value-type="float" office:value="1462430">
                <text:p>1462430</text:p>
              </table:table-cell>
              <table:table-cell office:value-type="float" office:value="4587590">
                <text:p>4587590</text:p>
              </table:table-cell>
              <table:table-cell office:value-type="float" office:value="1381120">
                <text:p>1381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18590">
                <text:p>1418590</text:p>
              </table:table-cell>
              <table:table-cell office:value-type="float" office:value="2312630">
                <text:p>2312630</text:p>
              </table:table-cell>
              <table:table-cell office:value-type="float" office:value="4526400">
                <text:p>4526400</text:p>
              </table:table-cell>
              <table:table-cell office:value-type="float" office:value="1626010">
                <text:p>16260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53210">
                <text:p>1553210</text:p>
              </table:table-cell>
              <table:table-cell office:value-type="float" office:value="1714510">
                <text:p>1714510</text:p>
              </table:table-cell>
              <table:table-cell office:value-type="float" office:value="4429280">
                <text:p>4429280</text:p>
              </table:table-cell>
              <table:table-cell office:value-type="float" office:value="1168120">
                <text:p>1168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63010">
                <text:p>2163010</text:p>
              </table:table-cell>
              <table:table-cell office:value-type="float" office:value="2100370">
                <text:p>2100370</text:p>
              </table:table-cell>
              <table:table-cell office:value-type="float" office:value="4331580">
                <text:p>4331580</text:p>
              </table:table-cell>
              <table:table-cell office:value-type="float" office:value="1396230">
                <text:p>13962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35080">
                <text:p>2435080</text:p>
              </table:table-cell>
              <table:table-cell office:value-type="float" office:value="2358330">
                <text:p>2358330</text:p>
              </table:table-cell>
              <table:table-cell office:value-type="float" office:value="4288160">
                <text:p>4288160</text:p>
              </table:table-cell>
              <table:table-cell office:value-type="float" office:value="1472780">
                <text:p>14727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787260">
                <text:p>2787260</text:p>
              </table:table-cell>
              <table:table-cell office:value-type="float" office:value="2517260">
                <text:p>2517260</text:p>
              </table:table-cell>
              <table:table-cell office:value-type="float" office:value="4121260">
                <text:p>4121260</text:p>
              </table:table-cell>
              <table:table-cell office:value-type="float" office:value="2147380">
                <text:p>21473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765710">
                <text:p>2765710</text:p>
              </table:table-cell>
              <table:table-cell office:value-type="float" office:value="2699100">
                <text:p>2699100</text:p>
              </table:table-cell>
              <table:table-cell office:value-type="float" office:value="3954530">
                <text:p>3954530</text:p>
              </table:table-cell>
              <table:table-cell office:value-type="float" office:value="2303480">
                <text:p>23034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550010">
                <text:p>2550010</text:p>
              </table:table-cell>
              <table:table-cell office:value-type="float" office:value="2638770">
                <text:p>2638770</text:p>
              </table:table-cell>
              <table:table-cell office:value-type="float" office:value="3858130">
                <text:p>3858130</text:p>
              </table:table-cell>
              <table:table-cell office:value-type="float" office:value="2428410">
                <text:p>24284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713990">
                <text:p>2713990</text:p>
              </table:table-cell>
              <table:table-cell office:value-type="float" office:value="2627540">
                <text:p>2627540</text:p>
              </table:table-cell>
              <table:table-cell office:value-type="float" office:value="3654420">
                <text:p>3654420</text:p>
              </table:table-cell>
              <table:table-cell office:value-type="float" office:value="2266540">
                <text:p>22665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2741640">
                <text:p>2741640</text:p>
              </table:table-cell>
              <table:table-cell office:value-type="float" office:value="2580660">
                <text:p>2580660</text:p>
              </table:table-cell>
              <table:table-cell office:value-type="float" office:value="3636910">
                <text:p>3636910</text:p>
              </table:table-cell>
              <table:table-cell office:value-type="float" office:value="2329340">
                <text:p>23293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2686800">
                <text:p>2686800</text:p>
              </table:table-cell>
              <table:table-cell office:value-type="float" office:value="2613600">
                <text:p>2613600</text:p>
              </table:table-cell>
              <table:table-cell office:value-type="float" office:value="3682200">
                <text:p>3682200</text:p>
              </table:table-cell>
              <table:table-cell office:value-type="float" office:value="2419030">
                <text:p>24190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2638720">
                <text:p>2638720</text:p>
              </table:table-cell>
              <table:table-cell office:value-type="float" office:value="2583690">
                <text:p>2583690</text:p>
              </table:table-cell>
              <table:table-cell office:value-type="float" office:value="3667260">
                <text:p>3667260</text:p>
              </table:table-cell>
              <table:table-cell office:value-type="float" office:value="2451670">
                <text:p>24516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2724530">
                <text:p>2724530</text:p>
              </table:table-cell>
              <table:table-cell office:value-type="float" office:value="2532580">
                <text:p>2532580</text:p>
              </table:table-cell>
              <table:table-cell office:value-type="float" office:value="3584540">
                <text:p>3584540</text:p>
              </table:table-cell>
              <table:table-cell office:value-type="float" office:value="2245690">
                <text:p>22456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2679460">
                <text:p>2679460</text:p>
              </table:table-cell>
              <table:table-cell office:value-type="float" office:value="2588510">
                <text:p>2588510</text:p>
              </table:table-cell>
              <table:table-cell office:value-type="float" office:value="3467630">
                <text:p>3467630</text:p>
              </table:table-cell>
              <table:table-cell office:value-type="float" office:value="2261760">
                <text:p>22617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2627510">
                <text:p>2627510</text:p>
              </table:table-cell>
              <table:table-cell office:value-type="float" office:value="2544940">
                <text:p>2544940</text:p>
              </table:table-cell>
              <table:table-cell office:value-type="float" office:value="3297730">
                <text:p>3297730</text:p>
              </table:table-cell>
              <table:table-cell office:value-type="float" office:value="2354630">
                <text:p>23546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2603240">
                <text:p>2603240</text:p>
              </table:table-cell>
              <table:table-cell office:value-type="float" office:value="2560030">
                <text:p>2560030</text:p>
              </table:table-cell>
              <table:table-cell office:value-type="float" office:value="3188960">
                <text:p>3188960</text:p>
              </table:table-cell>
              <table:table-cell office:value-type="float" office:value="2219990">
                <text:p>22199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2633240">
                <text:p>2633240</text:p>
              </table:table-cell>
              <table:table-cell office:value-type="float" office:value="2498470">
                <text:p>2498470</text:p>
              </table:table-cell>
              <table:table-cell office:value-type="float" office:value="3026680">
                <text:p>3026680</text:p>
              </table:table-cell>
              <table:table-cell office:value-type="float" office:value="2325070">
                <text:p>23250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">
                <text:p>61</text:p>
              </table:table-cell>
              <table:table-cell office:value-type="float" office:value="2381990">
                <text:p>2381990</text:p>
              </table:table-cell>
              <table:table-cell office:value-type="float" office:value="2451440">
                <text:p>2451440</text:p>
              </table:table-cell>
              <table:table-cell office:value-type="float" office:value="2952150">
                <text:p>2952150</text:p>
              </table:table-cell>
              <table:table-cell office:value-type="float" office:value="2313250">
                <text:p>23132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2522100">
                <text:p>2522100</text:p>
              </table:table-cell>
              <table:table-cell office:value-type="float" office:value="2478530">
                <text:p>2478530</text:p>
              </table:table-cell>
              <table:table-cell office:value-type="float" office:value="2972540">
                <text:p>2972540</text:p>
              </table:table-cell>
              <table:table-cell office:value-type="float" office:value="2261760">
                <text:p>22617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2490550">
                <text:p>2490550</text:p>
              </table:table-cell>
              <table:table-cell office:value-type="float" office:value="2457170">
                <text:p>2457170</text:p>
              </table:table-cell>
              <table:table-cell office:value-type="float" office:value="2904810">
                <text:p>2904810</text:p>
              </table:table-cell>
              <table:table-cell office:value-type="float" office:value="2315350">
                <text:p>23153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">
                <text:p>73</text:p>
              </table:table-cell>
              <table:table-cell office:value-type="float" office:value="2475940">
                <text:p>2475940</text:p>
              </table:table-cell>
              <table:table-cell office:value-type="float" office:value="2438570">
                <text:p>2438570</text:p>
              </table:table-cell>
              <table:table-cell office:value-type="float" office:value="2847780">
                <text:p>2847780</text:p>
              </table:table-cell>
              <table:table-cell office:value-type="float" office:value="2050740">
                <text:p>20507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">
                <text:p>77</text:p>
              </table:table-cell>
              <table:table-cell office:value-type="float" office:value="2415220">
                <text:p>2415220</text:p>
              </table:table-cell>
              <table:table-cell office:value-type="float" office:value="2448860">
                <text:p>2448860</text:p>
              </table:table-cell>
              <table:table-cell office:value-type="float" office:value="2775750">
                <text:p>2775750</text:p>
              </table:table-cell>
              <table:table-cell office:value-type="float" office:value="1875600">
                <text:p>18756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2452660">
                <text:p>2452660</text:p>
              </table:table-cell>
              <table:table-cell office:value-type="float" office:value="2413190">
                <text:p>2413190</text:p>
              </table:table-cell>
              <table:table-cell office:value-type="float" office:value="2694900">
                <text:p>2694900</text:p>
              </table:table-cell>
              <table:table-cell office:value-type="float" office:value="2219690">
                <text:p>22196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">
                <text:p>85</text:p>
              </table:table-cell>
              <table:table-cell office:value-type="float" office:value="2418480">
                <text:p>2418480</text:p>
              </table:table-cell>
              <table:table-cell office:value-type="float" office:value="2489460">
                <text:p>2489460</text:p>
              </table:table-cell>
              <table:table-cell office:value-type="float" office:value="2650480">
                <text:p>2650480</text:p>
              </table:table-cell>
              <table:table-cell office:value-type="float" office:value="2031790">
                <text:p>20317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">
                <text:p>89</text:p>
              </table:table-cell>
              <table:table-cell office:value-type="float" office:value="2301190">
                <text:p>2301190</text:p>
              </table:table-cell>
              <table:table-cell office:value-type="float" office:value="2475970">
                <text:p>2475970</text:p>
              </table:table-cell>
              <table:table-cell office:value-type="float" office:value="2593690">
                <text:p>2593690</text:p>
              </table:table-cell>
              <table:table-cell office:value-type="float" office:value="2148140">
                <text:p>2148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